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6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8cm" fo:min-width="1.046cm"/>
      <style:paragraph-properties style:writing-mode="lr-tb"/>
    </style:style>
    <style:style style:name="gr7" style:family="graphic" style:parent-style-name="objectwithoutfill">
      <style:graphic-properties svg:stroke-width="0.106cm" svg:stroke-color="#3465a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98cm" fo:min-width="0.116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756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97cm" fo:min-width="0.11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5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644cm" fo:min-width="2.838cm"/>
    </style:style>
    <style:style style:name="gr13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825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197cm" fo:min-width="0.115cm"/>
    </style:style>
    <style:style style:name="gr17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18" style:family="graphic" style:parent-style-name="standard">
      <style:graphic-properties draw:stroke="none" svg:stroke-color="#000000" draw:fill="none" draw:fill-color="#ffffff" fo:min-height="0.8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96cm"/>
      <style:paragraph-properties style:writing-mode="lr-tb"/>
    </style:style>
    <style:style style:name="gr23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902cm" svg:y1="7.192cm" svg:x2="6.72cm" svg:y2="8.403cm" draw:start-shape="id1" draw:start-glue-point="10" draw:end-shape="id2" draw:end-glue-point="0" svg:d="M2902 7192h3818v1211" svg:viewBox="0 0 3819 1212">
          <text:p/>
        </draw:connector>
        <draw:connector draw:style-name="gr1" draw:text-style-name="P1" draw:layer="layout" svg:x1="6.72cm" svg:y1="18.21cm" svg:x2="2.902cm" svg:y2="19.44cm" draw:start-shape="id2" draw:start-glue-point="2" draw:end-shape="id3" draw:end-glue-point="10" svg:d="M6720 18210v1230h-3818" svg:viewBox="0 0 3819 1231">
          <text:p/>
        </draw:connector>
        <draw:g xml:id="id2" draw:id="id2">
          <draw:path draw:style-name="gr2" draw:text-style-name="P2" draw:layer="layout" svg:width="0.955cm" svg:height="0.695cm" draw:transform="skewX (0.183434104384604) rotate (-2.88433112184583) translate (7.63124575777087cm 12.3946730461566cm)" svg:viewBox="0 0 956 696" svg:d="M956 0c-888-1-956 696-956 696">
            <text:p/>
          </draw:path>
          <draw:path draw:style-name="gr2" draw:text-style-name="P2" draw:layer="layout" svg:width="0.96cm" svg:height="0.695cm" draw:transform="skewX (-0.178023583703422) rotate (-0.257436064669165) translate (6.70619453084304cm 10.8609873558985cm)" svg:viewBox="0 0 961 696" svg:d="M0 0c889-1 961 696 961 696">
            <text:p/>
          </draw:path>
          <draw:path draw:style-name="gr2" draw:text-style-name="P2" draw:layer="layout" svg:width="0.93cm" svg:height="0.28cm" draw:transform="skewX (0.0886627260013119) rotate (3.03949089234812) translate (6.70731171286662cm 12.6131299492581cm)" svg:viewBox="0 0 931 281" svg:d="M0 0c864 0 931 281 931 281">
            <text:p/>
          </draw:path>
          <draw:path draw:style-name="gr2" draw:text-style-name="P2" draw:layer="layout" svg:width="0.935cm" svg:height="0.417cm" draw:transform="skewX (0.028623399732707) rotate (0.154112572951099) translate (5.81340617787196cm 11.8849334837123cm)" svg:viewBox="0 0 936 418" svg:d="M936 0c-869-2-936 418-936 418">
            <text:p/>
          </draw:path>
          <draw:path draw:style-name="gr2" draw:text-style-name="P2" draw:layer="layout" svg:width="0.96cm" svg:height="0.685cm" draw:transform="skewX (-0.188321026290188) rotate (-0.266337243854335) translate (6.73302602619525cm 11.7390300336206cm)" svg:viewBox="0 0 961 686" svg:d="M0 0c891-10 961 686 961 686">
            <text:p/>
          </draw:path>
          <draw:path draw:style-name="gr2" draw:text-style-name="P2" draw:layer="layout" svg:width="0.955cm" svg:height="0.695cm" draw:transform="skewX (0.184306769010601) rotate (-2.88415658892063) translate (7.65757053696234cm 13.40771626792cm)" svg:viewBox="0 0 956 696" svg:d="M956 0c-888-1-956 696-956 696">
            <text:p/>
          </draw:path>
          <draw:path draw:style-name="gr2" draw:text-style-name="P2" draw:layer="layout" svg:width="0.929cm" svg:height="0.279cm" draw:transform="skewX (0.0860447321233204) rotate (3.03826916187173) translate (6.71178155896985cm 13.6511297742137cm)" svg:viewBox="0 0 930 280" svg:d="M0 0c864-1 930 280 930 280">
            <text:p/>
          </draw:path>
          <draw:path draw:style-name="gr2" draw:text-style-name="P2" draw:layer="layout" svg:width="0.935cm" svg:height="0.417cm" draw:transform="skewX (0.028623399732707) rotate (0.154112572951099) translate (5.81340617787196cm 12.9250054214342cm)" svg:viewBox="0 0 936 418" svg:d="M936 0c-869-2-936 418-936 418">
            <text:p/>
          </draw:path>
          <draw:path draw:style-name="gr2" draw:text-style-name="P2" draw:layer="layout" svg:width="0.958cm" svg:height="0.686cm" draw:transform="skewX (-0.189717289691784) rotate (-0.265290046303139) translate (6.73302419973168cm 12.7791221821065cm)" svg:viewBox="0 0 959 687" svg:d="M0 0c890-10 959 687 959 687">
            <text:p/>
          </draw:path>
          <draw:path draw:style-name="gr2" draw:text-style-name="P2" draw:layer="layout" svg:width="0.955cm" svg:height="0.694cm" draw:transform="skewX (0.185179433636598) rotate (-2.88328392429463) translate (7.63068522689179cm 14.471856800789cm)" svg:viewBox="0 0 956 695" svg:d="M956 0c-888-2-956 695-956 695">
            <text:p/>
          </draw:path>
          <draw:path draw:style-name="gr2" draw:text-style-name="P2" draw:layer="layout" svg:width="0.929cm" svg:height="0.28cm" draw:transform="skewX (0.085870199198121) rotate (3.03949089234812) translate (6.71178233194531cm 14.6911976797842cm)" svg:viewBox="0 0 930 281" svg:d="M0 0c864 0 930 281 930 281">
            <text:p/>
          </draw:path>
          <draw:path draw:style-name="gr2" draw:text-style-name="P2" draw:layer="layout" svg:width="0.935cm" svg:height="0.417cm" draw:transform="skewX (0.028623399732707) rotate (0.154112572951099) translate (5.81340617787196cm 13.9630013672644cm)" svg:viewBox="0 0 936 418" svg:d="M936 0c-869-2-936 418-936 418">
            <text:p/>
          </draw:path>
          <draw:path draw:style-name="gr2" draw:text-style-name="P2" draw:layer="layout" svg:width="0.958cm" svg:height="0.686cm" draw:transform="skewX (-0.189542756766584) rotate (-0.265290046303139) translate (6.73302421697936cm 13.8171181326228cm)" svg:viewBox="0 0 959 687" svg:d="M0 0c890-10 959 687 959 687">
            <text:p/>
          </draw:path>
          <draw:path draw:style-name="gr2" draw:text-style-name="P2" draw:layer="layout" svg:width="0.955cm" svg:height="0.693cm" draw:transform="skewX (0.187448361664191) rotate (-2.88188766089304) translate (7.65680404815291cm 15.433930905026cm)" svg:viewBox="0 0 956 694" svg:d="M956 0c-889-3-956 694-956 694">
            <text:p/>
          </draw:path>
          <draw:line draw:style-name="gr2" draw:text-style-name="P2" draw:layer="layout" svg:x1="6.702cm" svg:y1="10.942cm" svg:x2="6.72cm" svg:y2="8.403cm">
            <text:p/>
          </draw:line>
          <draw:line draw:style-name="gr2" draw:text-style-name="P2" draw:layer="layout" svg:x1="6.718cm" svg:y1="18.21cm" svg:x2="6.736cm" svg:y2="15.671cm">
            <text:p/>
          </draw:line>
        </draw:g>
        <draw:g xml:id="id4" draw:id="id4">
          <draw:path draw:style-name="gr2" draw:text-style-name="P2" draw:layer="layout" svg:width="0.957cm" svg:height="0.695cm" draw:transform="skewX (-0.183085038534205) rotate (2.88328392429463) translate (10.9044971491694cm 12.6940358298426cm)" svg:viewBox="0 0 958 696" svg:d="M0 0c888-2 958 696 958 696">
            <text:p/>
          </draw:path>
          <draw:path draw:style-name="gr2" draw:text-style-name="P2" draw:layer="layout" svg:width="0.961cm" svg:height="0.694cm" draw:transform="skewX (0.178023583703421) rotate (0.25865779514556) translate (9.97480046830823cm 11.1630842087996cm)" svg:viewBox="0 0 962 695" svg:d="M962 0c-890-2-962 695-962 695">
            <text:p/>
          </draw:path>
          <draw:path draw:style-name="gr2" draw:text-style-name="P2" draw:layer="layout" svg:width="0.931cm" svg:height="0.279cm" draw:transform="skewX (-0.0886627260013119) rotate (-3.03826916187173) translate (11.8301222207507cm 12.5731132763857cm)" svg:viewBox="0 0 932 280" svg:d="M932 0c-864-1-932 280-932 280">
            <text:p/>
          </draw:path>
          <draw:path draw:style-name="gr2" draw:text-style-name="P2" draw:layer="layout" svg:width="0.936cm" svg:height="0.418cm" draw:transform="skewX (-0.0268780704807127) rotate (-0.152716309549504) translate (10.8723666855786cm 11.7972719643462cm)" svg:viewBox="0 0 937 419" svg:d="M0 0c869-1 937 419 937 419">
            <text:p/>
          </draw:path>
          <draw:path draw:style-name="gr2" draw:text-style-name="P2" draw:layer="layout" svg:width="0.961cm" svg:height="0.686cm" draw:transform="skewX (0.185877565337396) rotate (0.264940980452739) translate (9.94997375388632cm 12.046877542459cm)" svg:viewBox="0 0 962 687" svg:d="M962 0c-891-10-962 687-962 687">
            <text:p/>
          </draw:path>
          <draw:path draw:style-name="gr2" draw:text-style-name="P2" draw:layer="layout" svg:width="0.957cm" svg:height="0.695cm" draw:transform="skewX (-0.183085038534205) rotate (2.88328392429463) translate (10.8776736197576cm 13.7071198729728cm)" svg:viewBox="0 0 958 696" svg:d="M0 0c888-2 958 696 958 696">
            <text:p/>
          </draw:path>
          <draw:path draw:style-name="gr2" draw:text-style-name="P2" draw:layer="layout" svg:width="0.929cm" svg:height="0.279cm" draw:transform="skewX (-0.0834267382453289) rotate (-3.03844369479693) translate (11.823729438736cm 13.6114710165168cm)" svg:viewBox="0 0 930 280" svg:d="M930 0c-864-1-930 280-930 280">
            <text:p/>
          </draw:path>
          <draw:path draw:style-name="gr2" draw:text-style-name="P2" draw:layer="layout" svg:width="0.937cm" svg:height="0.417cm" draw:transform="skewX (-0.0251327412287184) rotate (-0.1539380400259) translate (10.8723673665069cm 12.8373386755647cm)" svg:viewBox="0 0 938 418" svg:d="M0 0c869-2 938 418 938 418">
            <text:p/>
          </draw:path>
          <draw:path draw:style-name="gr2" draw:text-style-name="P2" draw:layer="layout" svg:width="0.96cm" svg:height="0.687cm" draw:transform="skewX (0.185353966561798) rotate (0.263893782901543) translate (9.95025424353489cm 13.0858497152706cm)" svg:viewBox="0 0 961 688" svg:d="M961 0c-890-9-961 688-961 688">
            <text:p/>
          </draw:path>
          <draw:path draw:style-name="gr2" draw:text-style-name="P2" draw:layer="layout" svg:width="0.956cm" svg:height="0.693cm" draw:transform="skewX (-0.185179433636598) rotate (2.88223672674344) translate (10.9044967966914cm 14.7721085126453cm)" svg:viewBox="0 0 957 694" svg:d="M0 0c888-3 957 694 957 694">
            <text:p/>
          </draw:path>
          <draw:path draw:style-name="gr2" draw:text-style-name="P2" draw:layer="layout" svg:width="0.928cm" svg:height="0.28cm" draw:transform="skewX (-0.0830776723949301) rotate (-3.03949089234813) translate (11.8235167803563cm 14.6525416791766cm)" svg:viewBox="0 0 929 281" svg:d="M929 0c-863 0-929 281-929 281">
            <text:p/>
          </draw:path>
          <draw:path draw:style-name="gr2" draw:text-style-name="P2" draw:layer="layout" svg:width="0.937cm" svg:height="0.417cm" draw:transform="skewX (-0.0249582083035189) rotate (-0.1539380400259) translate (10.8723673676456cm 13.8753346215716cm)" svg:viewBox="0 0 938 418" svg:d="M0 0c869-2 938 418 938 418">
            <text:p/>
          </draw:path>
          <draw:path draw:style-name="gr2" draw:text-style-name="P2" draw:layer="layout" svg:width="0.96cm" svg:height="0.686cm" draw:transform="skewX (0.186575697038194) rotate (0.264940980452739) translate (9.95045292872801cm 14.1248154166815cm)" svg:viewBox="0 0 961 687" svg:d="M961 0c-890-10-961 687-961 687">
            <text:p/>
          </draw:path>
          <draw:path draw:style-name="gr2" draw:text-style-name="P2" draw:layer="layout" svg:width="0.958cm" svg:height="0.693cm" draw:transform="skewX (-0.183259571459404) rotate (2.88223672674344) translate (10.877673250707cm 15.7353687459785cm)" svg:viewBox="0 0 959 694" svg:d="M0 0c888-3 959 694 959 694">
            <text:p/>
          </draw:path>
          <draw:line draw:style-name="gr2" draw:text-style-name="P2" draw:layer="layout" svg:x1="10.909cm" svg:y1="10.998cm" svg:x2="10.891cm" svg:y2="8.459cm">
            <text:p/>
          </draw:line>
          <draw:line draw:style-name="gr2" draw:text-style-name="P2" draw:layer="layout" svg:x1="10.893cm" svg:y1="18.266cm" svg:x2="10.875cm" svg:y2="15.727cm">
            <text:p/>
          </draw:line>
        </draw:g>
        <draw:line draw:style-name="gr3" draw:text-style-name="P2" draw:layer="layout" svg:x1="9.107cm" svg:y1="10.477cm" svg:x2="9.107cm" svg:y2="16.3cm">
          <text:p/>
        </draw:line>
        <draw:line draw:style-name="gr3" draw:text-style-name="P2" draw:layer="layout" svg:x1="8.66cm" svg:y1="10.479cm" svg:x2="8.66cm" svg:y2="16.302cm">
          <text:p/>
        </draw:line>
        <draw:custom-shape draw:style-name="gr4" draw:text-style-name="P1" xml:id="id1" draw:id="id1" draw:layer="layout" svg:width="0.314cm" svg:height="0.583cm" svg:x="2.588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" draw:id="id3" draw:layer="layout" svg:width="0.314cm" svg:height="0.584cm" svg:x="2.588cm" svg:y="19.1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546cm" svg:height="1.998cm" svg:x="8.102cm" svg:y="8.176cm">
          <draw:text-box>
            <text:p>n:1</text:p>
          </draw:text-box>
        </draw:frame>
        <draw:connector draw:style-name="gr1" draw:text-style-name="P1" draw:layer="layout" draw:line-skew="-0.709cm" svg:x1="19.746cm" svg:y1="8.39cm" svg:x2="10.89cm" svg:y2="8.459cm" draw:end-shape="id4" draw:end-glue-point="0" svg:d="M19746 8390v-1190h-8856v1259" svg:viewBox="0 0 8857 1260">
          <text:p/>
        </draw:connector>
        <draw:connector draw:style-name="gr1" draw:text-style-name="P1" draw:layer="layout" draw:line-skew="0.583cm" svg:x1="10.89cm" svg:y1="18.266cm" svg:x2="19.828cm" svg:y2="18.266cm" draw:start-shape="id4" draw:start-glue-point="2" svg:d="M10890 18266v1134h8938v-1134" svg:viewBox="0 0 8939 1135">
          <text:p/>
        </draw:connector>
        <draw:line draw:style-name="gr7" draw:text-style-name="P4" draw:layer="layout" svg:x1="24.74cm" svg:y1="13.382cm" svg:x2="19.711cm" svg:y2="8.344cm">
          <text:p/>
        </draw:line>
        <draw:line draw:style-name="gr7" draw:text-style-name="P4" draw:layer="layout" svg:x1="14.682cm" svg:y1="13.27cm" svg:x2="19.711cm" svg:y2="8.413cm">
          <text:p/>
        </draw:line>
        <draw:custom-shape draw:style-name="gr8" draw:text-style-name="P5" draw:layer="layout" svg:width="1.23cm" svg:height="1.342cm" draw:transform="rotate (-0.785398163397449) translate (16.972cm 10.112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3cm" svg:height="1.006cm" draw:transform="rotate (0.785398163397448) translate (17.029cm 10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3cm" svg:height="1.342cm" draw:transform="rotate (-2.35619449019235) translate (22.982cm 10.83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3cm" svg:height="1.006cm" draw:transform="rotate (2.35619449019234) translate (22.242cm 11.7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9.823cm" svg:y1="18.3cm" svg:x2="14.794cm" svg:y2="13.262cm">
          <text:p/>
        </draw:line>
        <draw:line draw:style-name="gr7" draw:text-style-name="P4" draw:layer="layout" svg:x1="19.819cm" svg:y1="18.416cm" svg:x2="24.853cm" svg:y2="13.382cm">
          <text:p/>
        </draw:line>
        <draw:custom-shape draw:style-name="gr8" draw:text-style-name="P5" draw:layer="layout" svg:width="1.23cm" svg:height="1.342cm" draw:transform="rotate (-2.35619449019235) translate (18.147cm 15.7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3cm" svg:height="1.006cm" draw:transform="rotate (2.35619449019234) translate (17.436cm 16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3cm" svg:height="1.341cm" draw:transform="skewX (-0.000698131700797733) rotate (-0.785398163397449) translate (22.418cm 14.947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223cm" svg:height="1.004cm" draw:transform="skewX (0.0029670597283905) rotate (0.785398163397448) translate (22.506cm 15.1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24.741cm" svg:y1="13.383cm" svg:x2="14.716cm" svg:y2="13.271cm">
          <text:p/>
        </draw:line>
        <draw:custom-shape draw:style-name="gr12" draw:text-style-name="P1" draw:layer="layout" svg:width="3.338cm" svg:height="0.894cm" svg:x="18.147cm" svg:y="12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xml:id="id7" draw:id="id7" draw:layer="layout" svg:x1="36.812cm" svg:y1="13.382cm" svg:x2="24.663cm" svg:y2="13.382cm">
          <text:p/>
        </draw:line>
        <draw:line draw:style-name="gr7" draw:text-style-name="P4" draw:layer="layout" svg:x1="14.682cm" svg:y1="21.877cm" svg:x2="14.682cm" svg:y2="13.271cm">
          <text:p/>
        </draw:line>
        <draw:line draw:style-name="gr7" draw:text-style-name="P4" xml:id="id6" draw:id="id6" draw:layer="layout" svg:x1="36.811cm" svg:y1="21.876cm" svg:x2="14.682cm" svg:y2="21.876cm">
          <text:p/>
        </draw:line>
        <draw:connector draw:style-name="gr13" draw:text-style-name="P6" draw:layer="layout" draw:line-skew="1.422cm" svg:x1="27.812cm" svg:y1="19.082cm" svg:x2="25.746cm" svg:y2="21.876cm" draw:start-shape="id5" draw:start-glue-point="2" draw:end-shape="id6" svg:d="M27812 19082v2818h-2066v-24" svg:viewBox="0 0 2067 2819">
          <text:p/>
        </draw:connector>
        <draw:g xml:id="id5" draw:id="id5">
          <draw:line draw:style-name="gr14" draw:text-style-name="P7" draw:layer="layout" svg:x1="27.813cm" svg:y1="16.621cm" svg:x2="27.813cm" svg:y2="17.439cm">
            <text:p/>
          </draw:line>
          <draw:line draw:style-name="gr14" draw:text-style-name="P7" draw:layer="layout" svg:x1="26.749cm" svg:y1="17.446cm" svg:x2="28.874cm" svg:y2="17.446cm">
            <text:p/>
          </draw:line>
          <draw:line draw:style-name="gr14" draw:text-style-name="P7" draw:layer="layout" svg:x1="26.752cm" svg:y1="18.269cm" svg:x2="28.877cm" svg:y2="18.269cm">
            <text:p/>
          </draw:line>
          <draw:line draw:style-name="gr14" draw:text-style-name="P7" draw:layer="layout" svg:x1="27.813cm" svg:y1="18.264cm" svg:x2="27.813cm" svg:y2="19.082cm">
            <text:p/>
          </draw:line>
        </draw:g>
        <draw:connector draw:style-name="gr13" draw:text-style-name="P6" draw:layer="layout" draw:line-skew="-1.604cm" svg:x1="27.812cm" svg:y1="16.621cm" svg:x2="30.737cm" svg:y2="13.382cm" draw:start-shape="id5" draw:start-glue-point="0" draw:end-shape="id7" svg:d="M27812 16621v-3221h2925v-18" svg:viewBox="0 0 2926 3240">
          <text:p/>
        </draw:connector>
        <draw:frame draw:style-name="gr15" draw:text-style-name="P8" draw:layer="layout" svg:width="1.453cm" svg:height="1.075cm" svg:x="19.935cm" svg:y="7.725cm">
          <draw:text-box>
            <text:p>1</text:p>
          </draw:text-box>
        </draw:frame>
        <draw:frame draw:style-name="gr15" draw:text-style-name="P8" draw:layer="layout" svg:width="1.118cm" svg:height="1.075cm" svg:x="24.741cm" svg:y="12.265cm">
          <draw:text-box>
            <text:p>2</text:p>
          </draw:text-box>
        </draw:frame>
        <draw:custom-shape draw:style-name="gr12" draw:text-style-name="P1" draw:layer="layout" svg:width="3.338cm" svg:height="0.894cm" svg:x="30.441cm" svg:y="12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6.811cm" svg:y1="21.988cm" svg:x2="36.811cm" svg:y2="13.382cm">
          <text:p/>
        </draw:line>
        <draw:custom-shape draw:style-name="gr16" draw:text-style-name="P5" draw:layer="layout" svg:width="1.229cm" svg:height="1.341cm" draw:transform="rotate (-3.14159265358979) translate (37.37cm 18.188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224cm" svg:height="1.006cm" draw:transform="rotate (1.5707963267949) translate (36.253cm 1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0.426cm" svg:height="0.447cm" svg:x="14.48cm" svg:y="13.0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9" draw:layer="layout" svg:width="0.426cm" svg:height="0.447cm" svg:x="19.621cm" svg:y="18.1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9" draw:layer="layout" svg:width="0.425cm" svg:height="0.447cm" svg:x="24.539cm" svg:y="13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9" draw:layer="layout" svg:width="0.426cm" svg:height="0.447cm" svg:x="19.6cm" svg:y="8.2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9" draw:layer="layout" svg:width="0.426cm" svg:height="0.447cm" svg:x="36.588cm" svg:y="21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9" draw:layer="layout" svg:width="0.426cm" svg:height="0.447cm" svg:x="36.609cm" svg:y="13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8" draw:layer="layout" svg:width="0.671cm" svg:height="1.118cm" svg:x="13.676cm" svg:y="12.6cm">
          <draw:text-box>
            <text:p>0</text:p>
          </draw:text-box>
        </draw:frame>
        <draw:frame draw:style-name="gr15" draw:text-style-name="P8" draw:layer="layout" svg:width="0.671cm" svg:height="1.075cm" svg:x="19.935cm" svg:y="18.231cm">
          <draw:text-box>
            <text:p>3</text:p>
          </draw:text-box>
        </draw:frame>
        <draw:frame draw:style-name="gr19" draw:text-style-name="P10" draw:layer="layout" svg:width="1.814cm" svg:height="1.245cm" draw:transform="rotate (0.785398163397448) translate (15.214cm 10.393cm)">
          <draw:text-box>
            <text:p>D<text:span text:style-name="T1">1</text:span></text:p>
          </draw:text-box>
        </draw:frame>
        <draw:frame draw:style-name="gr19" draw:text-style-name="P10" draw:layer="layout" svg:width="1.814cm" svg:height="1.245cm" draw:transform="rotate (0.785398163397448) translate (22.242cm 16.749cm)">
          <draw:text-box>
            <text:p><text:span text:style-name="T2">D</text:span><text:span text:style-name="T3">3</text:span></text:p>
          </draw:text-box>
        </draw:frame>
        <draw:frame draw:style-name="gr20" draw:text-style-name="P10" draw:layer="layout" svg:width="1.814cm" svg:height="1.246cm" draw:transform="rotate (-0.785398163397448) translate (22.899cm 9.135cm)">
          <draw:text-box>
            <text:p><text:span text:style-name="T2">D</text:span><text:span text:style-name="T3">2</text:span></text:p>
          </draw:text-box>
        </draw:frame>
        <draw:frame draw:style-name="gr20" draw:text-style-name="P10" draw:layer="layout" svg:width="1.814cm" svg:height="1.246cm" draw:transform="rotate (-0.785398163397448) translate (16.345cm 15.506cm)">
          <draw:text-box>
            <text:p>D<text:span text:style-name="T1">0</text:span></text:p>
          </draw:text-box>
        </draw:frame>
        <draw:frame draw:style-name="gr19" draw:text-style-name="P8" draw:layer="layout" svg:width="1.341cm" svg:height="1.245cm" svg:x="19.153cm" svg:y="11.818cm">
          <draw:text-box>
            <text:p>R<text:span text:style-name="T1">1</text:span></text:p>
          </draw:text-box>
        </draw:frame>
        <draw:frame draw:style-name="gr19" draw:text-style-name="P8" draw:layer="layout" svg:width="1.341cm" svg:height="1.245cm" svg:x="31.559cm" svg:y="11.818cm">
          <draw:text-box>
            <text:p>R<text:span text:style-name="T1">1</text:span></text:p>
          </draw:text-box>
        </draw:frame>
        <draw:frame draw:style-name="gr21" draw:text-style-name="P8" draw:layer="layout" svg:width="1.677cm" svg:height="1.342cm" svg:x="28.876cm" svg:y="18.076cm">
          <draw:text-box>
            <text:p>C</text:p>
          </draw:text-box>
        </draw:frame>
        <draw:frame draw:style-name="gr22" draw:text-style-name="P8" draw:layer="layout" svg:width="3.13cm" svg:height="2.21cm" svg:x="37.37cm" svg:y="17.208cm">
          <draw:text-box>
            <text:p>17*D<text:span text:style-name="T1">4-21</text:span></text:p>
          </draw:text-box>
        </draw:frame>
        <draw:g xml:id="id8" draw:id="id8">
          <draw:line draw:style-name="gr2" draw:text-style-name="P7" draw:layer="layout" svg:x1="10.434cm" svg:y1="21.03cm" svg:x2="9.065cm" svg:y2="21.042cm">
            <text:p/>
          </draw:line>
          <draw:line draw:style-name="gr2" draw:text-style-name="P7" draw:layer="layout" svg:x1="10.435cm" svg:y1="21.024cm" svg:x2="9.066cm" svg:y2="21.036cm">
            <text:p/>
          </draw:line>
          <draw:line draw:style-name="gr2" draw:text-style-name="P7" draw:layer="layout" svg:x1="9.439cm" svg:y1="21.305cm" svg:x2="10.12cm" svg:y2="21.305cm">
            <text:p/>
          </draw:line>
          <draw:line draw:style-name="gr2" draw:text-style-name="P7" draw:layer="layout" svg:x1="9.622cm" svg:y1="21.541cm" svg:x2="9.949cm" svg:y2="21.541cm">
            <text:p/>
          </draw:line>
          <draw:line draw:style-name="gr2" draw:text-style-name="P7" draw:layer="layout" svg:x1="9.768cm" svg:y1="21.014cm" svg:x2="9.774cm" svg:y2="20.406cm">
            <text:p/>
          </draw:line>
        </draw:g>
        <draw:connector draw:style-name="gr23" draw:text-style-name="P9" draw:layer="layout" svg:x1="9.75cm" svg:y1="20.406cm" svg:x2="10.89cm" svg:y2="19.412cm" draw:start-shape="id8" draw:start-glue-point="0" svg:d="M9750 20406v-772h1140v-222" svg:viewBox="0 0 1141 995">
          <text:p/>
        </draw:connector>
        <draw:frame draw:style-name="gr24" draw:text-style-name="P8" draw:layer="layout" svg:width="1.4cm" svg:height="1.8cm" svg:x="37cm" svg:y="12.6cm">
          <draw:text-box>
            <text:p>4</text:p>
          </draw:text-box>
        </draw:frame>
        <draw:frame draw:style-name="gr25" draw:text-style-name="P8" draw:layer="layout" svg:width="1.4cm" svg:height="1.9cm" svg:x="36.9cm" svg:y="21.7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4-28T16:21:15.091089924</dc:date>
    <meta:editing-duration>PT28M13S</meta:editing-duration>
    <meta:editing-cycles>6</meta:editing-cycles>
    <meta:generator>LibreOffice/6.4.6.2$Linux_X86_64 LibreOffice_project/40$Build-2</meta:generator>
    <meta:document-statistic meta:object-count="98"/>
  </office:meta>
</office:document-meta>
</file>